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7B0000003DA98BD5CC.jpg"/>
  <manifest:file-entry manifest:media-type="image/jpeg" manifest:full-path="Pictures/100000000000007B0000003DD4E8464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Linux Libertine" svg:font-family="'Linux Libertine', Georgia, Times, serif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Open Sans1" svg:font-family="'Open Sans'" style:font-family-generic="swiss" style:font-pitch="variable"/>
    <style:font-face style:name="Open Sans2" svg:font-family="'Open Sans'" style:font-adornments="Italic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style:keep-together="true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02cm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2" style:family="table-cell" style:data-style-name="N37">
      <style:table-cell-properties fo:padding="0.097cm" fo:border-left="0.002cm solid #000000" fo:border-right="none" fo:border-top="0.002cm solid #000000" fo:border-bottom="0.002cm solid #000000"/>
    </style:style>
    <style:style style:name="Tableau7.D2" style:family="table-cell">
      <style:table-cell-properties fo:padding="0.097cm" fo:border="0.002cm solid #000000"/>
    </style:style>
    <style:style style:name="Tableau7.A3" style:family="table-cell">
      <style:table-cell-properties fo:padding="0.097cm" fo:border-left="0.002cm solid #000000" fo:border-right="none" fo:border-top="none" fo:border-bottom="0.002cm solid #000000"/>
    </style:style>
    <style:style style:name="Tableau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3.A" style:family="table-column">
      <style:table-column-properties style:column-width="4.249cm" style:rel-column-width="15990*"/>
    </style:style>
    <style:style style:name="Tableau3.B" style:family="table-column">
      <style:table-column-properties style:column-width="13.166cm" style:rel-column-width="49545*"/>
    </style:style>
    <style:style style:name="Tableau3.1" style:family="table-row">
      <style:table-row-properties style:min-row-height="0.661cm" fo:background-color="transparent" style:keep-together="true" fo:keep-together="auto">
        <style:background-image/>
      </style:table-row-properties>
    </style:style>
    <style:style style:name="Tableau3.A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style:vertical-align=""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.415cm" fo:margin-left="0cm" fo:margin-right="-0.012cm" table:align="margins" style:writing-mode="page"/>
    </style:style>
    <style:style style:name="Tableau2.A" style:family="table-column">
      <style:table-column-properties style:column-width="6.495cm" style:rel-column-width="3682*"/>
    </style:style>
    <style:style style:name="Tableau2.B" style:family="table-column">
      <style:table-column-properties style:column-width="10.92cm" style:rel-column-width="6191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2" style:family="table-row">
      <style:table-row-properties style:min-row-height="8.583cm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4" style:family="paragraph" style:parent-style-name="Standard">
      <style:text-properties fo:font-size="6pt" style:font-size-asian="5.25pt" style:font-size-complex="6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10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text-properties fo:color="#ff3333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5" style:family="paragraph" style:parent-style-name="Table_20_Contents">
      <style:text-properties fo:font-size="7pt" style:font-size-asian="7pt" style:font-size-complex="7pt"/>
    </style:style>
    <style:style style:name="P16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DejaVu Sans1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Table_20_Contents">
      <style:text-properties style:language-complex="ar" style:country-complex="SA"/>
    </style:style>
    <style:style style:name="P23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P24" style:family="paragraph" style:parent-style-name="Frame_20_contents">
      <style:paragraph-properties fo:text-align="end" style:justify-single-word="false"/>
    </style:style>
    <style:style style:name="P2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26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P27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1" fo:font-size="8pt" fo:font-style="normal" style:font-size-asian="8pt" style:font-style-asian="normal" style:font-size-complex="8pt" style:font-style-complex="normal"/>
    </style:style>
    <style:style style:name="P29" style:family="paragraph" style:parent-style-name="Text_20_body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30" style:family="paragraph" style:parent-style-name="Text_20_body">
      <style:text-properties style:font-name-asian="DejaVu Sans2" style:font-name-complex="DejaVu Sans2"/>
    </style:style>
    <style:style style:name="P31" style:family="paragraph" style:parent-style-name="Text_20_body">
      <style:paragraph-properties fo:text-align="center" style:justify-single-word="false"/>
    </style:style>
    <style:style style:name="P32" style:family="paragraph" style:parent-style-name="Balise">
      <style:text-properties style:use-window-font-color="true"/>
    </style:style>
    <style:style style:name="P33" style:family="paragraph" style:parent-style-name="Code">
      <style:text-properties style:font-name="DejaVu Sans" fo:font-size="10pt" style:font-size-asian="10pt" style:font-size-complex="10pt"/>
    </style:style>
    <style:style style:name="P34" style:family="paragraph" style:parent-style-name="Standard">
      <style:paragraph-properties fo:break-before="page"/>
    </style:style>
    <style:style style:name="P35" style:family="paragraph" style:parent-style-name="Tableau_20_entête">
      <style:paragraph-properties fo:text-align="center" style:justify-single-word="false"/>
    </style:style>
    <style:style style:name="P36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39" style:family="paragraph" style:parent-style-name="Text_20_body">
      <style:paragraph-properties loext:contextual-spacing="false" fo:margin-top="0.423cm" fo:margin-bottom="0.212cm"/>
      <style:text-properties style:font-name-asian="DejaVu Sans2" style:font-name-complex="DejaVu Sans2"/>
    </style:style>
    <style:style style:name="P40" style:family="paragraph" style:parent-style-name="Text_20_body">
      <style:paragraph-properties loext:contextual-spacing="false" fo:margin-top="0.423cm" fo:margin-bottom="0.212cm" fo:text-align="center" style:justify-single-word="false"/>
      <style:text-properties style:font-name-asian="DejaVu Sans2" style:font-name-complex="DejaVu Sans2"/>
    </style:style>
    <style:style style:name="P41" style:family="paragraph" style:parent-style-name="Text_20_body">
      <style:paragraph-properties fo:margin-top="0cm" fo:margin-bottom="0cm"/>
      <style:text-properties fo:letter-spacing="normal"/>
    </style:style>
    <style:style style:name="P42" style:family="paragraph" style:parent-style-name="Standard" style:list-style-name="L6"/>
    <style:style style:name="P43" style:family="paragraph" style:parent-style-name="Standard">
      <style:text-properties style:font-name="Open Sans2" fo:font-size="11pt" style:font-size-asian="11pt" style:font-size-complex="11pt"/>
    </style:style>
    <style:style style:name="P44" style:family="paragraph" style:parent-style-name="Standard">
      <style:paragraph-properties fo:text-align="justify" style:justify-single-word="false"/>
    </style:style>
    <style:style style:name="P45" style:family="paragraph" style:parent-style-name="Table_20_Contents" style:list-style-name="L7"/>
    <style:style style:name="P46" style:family="paragraph" style:parent-style-name="Table_20_Contents" style:list-style-name="L8"/>
    <style:style style:name="P47" style:family="paragraph" style:parent-style-name="Table_20_Contents" style:list-style-name="L9"/>
    <style:style style:name="P48" style:family="paragraph" style:parent-style-name="Table_20_Contents">
      <style:paragraph-properties fo:text-align="justify" style:justify-single-word="false"/>
    </style:style>
    <style:style style:name="P49" style:family="paragraph" style:parent-style-name="Heading_20_1">
      <style:text-properties style:font-name-asian="DejaVu Sans2" style:font-name-complex="DejaVu Sans2"/>
    </style:style>
    <style:style style:name="P50" style:family="paragraph" style:parent-style-name="Heading_20_1">
      <style:paragraph-properties fo:break-before="page"/>
      <style:text-properties fo:color="#ffffff"/>
    </style:style>
    <style:style style:name="P51" style:family="paragraph" style:parent-style-name="Heading_20_2">
      <style:paragraph-properties loext:contextual-spacing="false" fo:margin-top="0.423cm" fo:margin-bottom="0.212cm" fo:keep-with-next="always"/>
      <style:text-properties style:font-name-asian="DejaVu Sans2" style:font-name-complex="DejaVu Sans2"/>
    </style:style>
    <style:style style:name="P52" style:family="paragraph" style:parent-style-name="Heading_20_2">
      <style:paragraph-properties loext:contextual-spacing="false" fo:margin-top="0.423cm" fo:margin-bottom="0.212cm"/>
    </style:style>
    <style:style style:name="P53" style:family="paragraph" style:parent-style-name="Heading_20_3">
      <style:paragraph-properties loext:contextual-spacing="false" fo:margin-top="0.423cm" fo:margin-bottom="0.212cm"/>
      <style:text-properties style:font-name-asian="DejaVu Sans2" style:font-name-complex="DejaVu Sans2"/>
    </style:style>
    <style:style style:name="P54" style:family="paragraph" style:parent-style-name="Heading_20_3" style:master-page-name="">
      <style:paragraph-properties loext:contextual-spacing="false" fo:margin-top="0.423cm" fo:margin-bottom="0.212cm" style:page-number="auto" fo:break-before="auto" fo:break-after="auto"/>
      <style:text-properties style:font-name-asian="DejaVu Sans2" style:font-name-complex="DejaVu Sans2"/>
    </style:style>
    <style:style style:name="P55" style:family="paragraph" style:parent-style-name="Heading_20_3">
      <style:paragraph-properties fo:background-color="transparent" style:writing-mode="page">
        <style:background-image/>
      </style:paragraph-properties>
      <style:text-properties style:font-name-asian="DejaVu Sans2" style:font-name-complex="DejaVu Sans2"/>
    </style:style>
    <style:style style:name="P56" style:family="paragraph" style:parent-style-name="Text_20_body" style:list-style-name="L1"/>
    <style:style style:name="P57" style:family="paragraph" style:parent-style-name="Text_20_body" style:list-style-name="L2"/>
    <style:style style:name="P58" style:family="paragraph" style:parent-style-name="Text_20_body" style:list-style-name="L16">
      <style:paragraph-properties fo:text-align="justify" style:justify-single-word="false"/>
      <style:text-properties fo:font-variant="normal" fo:text-transform="none" fo:color="#000000" style:text-line-through-style="none" style:font-name="Open Sans2" fo:font-size="11pt" fo:font-style="normal" style:text-underline-style="none" fo:font-weight="normal" style:text-blinking="false" fo:background-color="transparent" style:font-size-asian="11pt" style:font-size-complex="11pt"/>
    </style:style>
    <style:style style:name="P59" style:family="paragraph" style:parent-style-name="Text_20_body" style:list-style-name="L19">
      <style:paragraph-properties fo:text-align="justify" style:justify-single-word="false"/>
      <style:text-properties fo:font-variant="normal" fo:text-transform="none" fo:color="#000000" style:text-line-through-style="none" style:font-name="Open Sans2" fo:font-size="11pt" fo:font-style="normal" style:text-underline-style="none" fo:font-weight="normal" style:text-blinking="false" fo:background-color="transparent" style:font-size-asian="11pt" style:font-size-complex="11pt"/>
    </style:style>
    <style:style style:name="P60" style:family="paragraph" style:parent-style-name="Text_20_body" style:list-style-name="L10"/>
    <style:style style:name="P61" style:family="paragraph" style:parent-style-name="Text_20_body" style:list-style-name="L16">
      <style:text-properties style:font-name="Open Sans2" fo:font-size="11pt" style:font-size-asian="11pt" style:font-size-complex="11pt"/>
    </style:style>
    <style:style style:name="P62" style:family="paragraph" style:parent-style-name="Text_20_body" style:list-style-name="L17">
      <style:paragraph-properties fo:text-align="justify" style:justify-single-word="false"/>
      <style:text-properties style:font-name="Open Sans2" fo:font-size="11pt" style:font-size-asian="11pt" style:font-size-complex="11pt"/>
    </style:style>
    <style:style style:name="P63" style:family="paragraph" style:parent-style-name="Text_20_body">
      <style:paragraph-properties fo:margin-top="0.628cm" fo:margin-bottom="0.416cm"/>
      <style:text-properties fo:font-variant="normal" fo:text-transform="none" style:font-name="Open Sans1" fo:font-size="11pt" fo:letter-spacing="normal" fo:font-style="normal" fo:font-weight="normal" style:font-name-asian="DejaVu Sans2" style:font-size-asian="11pt" style:font-name-complex="DejaVu Sans2" style:font-size-complex="11pt"/>
    </style:style>
    <style:style style:name="P64" style:family="paragraph" style:parent-style-name="Text_20_body">
      <style:paragraph-properties fo:margin-top="0.423cm" fo:margin-bottom="0.212cm"/>
      <style:text-properties style:font-name-asian="DejaVu Sans2" style:font-name-complex="DejaVu Sans2"/>
    </style:style>
    <style:style style:name="P65" style:family="paragraph" style:parent-style-name="Text_20_body">
      <style:paragraph-properties loext:contextual-spacing="false" fo:margin-top="0.423cm" fo:margin-bottom="0.212cm"/>
      <style:text-properties style:font-name-asian="DejaVu Sans2" style:font-name-complex="DejaVu Sans2"/>
    </style:style>
    <style:style style:name="P66" style:family="paragraph" style:parent-style-name="Text_20_body" style:list-style-name="L13">
      <style:paragraph-properties loext:contextual-spacing="false" fo:margin-top="0.423cm" fo:margin-bottom="0.212cm"/>
      <style:text-properties style:font-name-asian="DejaVu Sans2" style:font-name-complex="DejaVu Sans2"/>
    </style:style>
    <style:style style:name="P67" style:family="paragraph" style:parent-style-name="Text_20_body" style:list-style-name="L13">
      <style:paragraph-properties fo:margin-top="0.423cm" fo:margin-bottom="0.212cm"/>
    </style:style>
    <style:style style:name="P68" style:family="paragraph" style:parent-style-name="Text_20_body">
      <style:paragraph-properties fo:margin-top="0cm" fo:margin-bottom="0cm" fo:line-height="162%" fo:orphans="2" fo:widows="2"/>
      <style:text-properties fo:font-variant="normal" fo:text-transform="none" style:font-name="Open Sans1" fo:font-size="11pt" fo:letter-spacing="normal" fo:font-style="normal" fo:font-weight="normal" style:font-size-asian="11pt" style:font-size-complex="11pt"/>
    </style:style>
    <style:style style:name="P69" style:family="paragraph" style:parent-style-name="Text_20_body" style:list-style-name="L3">
      <style:paragraph-properties fo:margin-top="0cm" fo:margin-bottom="0cm" fo:line-height="162%" fo:orphans="2" fo:widows="2"/>
      <style:text-properties fo:font-variant="normal" fo:text-transform="none" style:font-name="Open Sans1" fo:font-size="11pt" fo:letter-spacing="normal" fo:font-style="normal" fo:font-weight="normal" style:font-size-asian="11pt" style:font-size-complex="11pt"/>
    </style:style>
    <style:style style:name="P70" style:family="paragraph" style:parent-style-name="Text_20_body">
      <style:paragraph-properties fo:margin-top="0cm" fo:margin-bottom="0cm" fo:line-height="162%" fo:text-align="start" style:justify-single-word="false" fo:orphans="2" fo:widows="2"/>
      <style:text-properties fo:font-variant="normal" fo:text-transform="none" style:font-name="Open Sans1" fo:font-size="11pt" fo:letter-spacing="normal" fo:font-style="normal" fo:font-weight="normal" style:font-size-asian="11pt" style:font-size-complex="11pt"/>
    </style:style>
    <style:style style:name="P71" style:family="paragraph" style:parent-style-name="Text_20_body" style:list-style-name="L12">
      <style:paragraph-properties fo:margin-top="0cm" fo:margin-bottom="0cm" fo:line-height="162%" fo:text-align="start" style:justify-single-word="false" fo:orphans="2" fo:widows="2"/>
      <style:text-properties fo:font-variant="normal" fo:text-transform="none" style:font-name="Open Sans1" fo:font-size="11pt" fo:letter-spacing="normal" fo:font-style="normal" fo:font-weight="normal" style:font-size-asian="11pt" style:font-size-complex="11pt"/>
    </style:style>
    <style:style style:name="P72" style:family="paragraph" style:parent-style-name="Text_20_body" style:list-style-name="L17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Open Sans2" fo:font-size="11pt" fo:font-style="normal" style:text-underline-style="none" fo:font-weight="normal" style:text-blinking="false" fo:background-color="transparent" style:font-size-asian="11pt" style:font-size-complex="11pt"/>
    </style:style>
    <style:style style:name="P73" style:family="paragraph" style:parent-style-name="Text_20_body" style:list-style-name="L19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Open Sans2" fo:font-size="11pt" fo:font-style="normal" style:text-underline-style="none" fo:font-weight="normal" style:text-blinking="false" fo:background-color="transparent" style:font-size-asian="11pt" style:font-size-complex="11pt"/>
    </style:style>
    <style:style style:name="P74" style:family="paragraph" style:parent-style-name="Text_20_body" style:list-style-name="L20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Open Sans2" fo:font-size="11pt" fo:font-style="normal" style:text-underline-style="none" fo:font-weight="normal" style:text-blinking="false" fo:background-color="transparent" style:font-size-asian="11pt" style:font-size-complex="11pt"/>
    </style:style>
    <style:style style:name="P75" style:family="paragraph" style:parent-style-name="Text_20_body" style:list-style-name="L16">
      <style:paragraph-properties fo:margin-top="0cm" fo:margin-bottom="0cm" fo:line-height="120%" style:writing-mode="lr-tb"/>
      <style:text-properties style:font-name="Open Sans2" fo:font-size="11pt" style:font-size-asian="11pt" style:font-size-complex="11pt"/>
    </style:style>
    <style:style style:name="P76" style:family="paragraph" style:parent-style-name="Text_20_body" style:list-style-name="L17">
      <style:paragraph-properties fo:margin-top="0cm" fo:margin-bottom="0cm" fo:line-height="120%" style:writing-mode="lr-tb"/>
      <style:text-properties style:font-name="Open Sans2" fo:font-size="11pt" style:font-size-asian="11pt" style:font-size-complex="11pt"/>
    </style:style>
    <style:style style:name="P77" style:family="paragraph" style:parent-style-name="Text_20_body" style:list-style-name="L19">
      <style:paragraph-properties fo:margin-top="0cm" fo:margin-bottom="0cm" fo:line-height="120%" style:writing-mode="lr-tb"/>
      <style:text-properties style:font-name="Open Sans2" fo:font-size="11pt" style:font-size-asian="11pt" style:font-size-complex="11pt"/>
    </style:style>
    <style:style style:name="P78" style:family="paragraph" style:parent-style-name="Text_20_body" style:list-style-name="L20">
      <style:paragraph-properties fo:margin-top="0cm" fo:margin-bottom="0cm" fo:line-height="120%" style:writing-mode="lr-tb"/>
      <style:text-properties style:font-name="Open Sans2" fo:font-size="11pt" style:font-size-asian="11pt" style:font-size-complex="11pt"/>
    </style:style>
    <style:style style:name="P79" style:family="paragraph" style:parent-style-name="Text_20_body">
      <style:paragraph-properties fo:margin-left="0cm" fo:margin-right="0.423cm" fo:margin-top="0cm" fo:margin-bottom="0cm" fo:line-height="162%" fo:orphans="2" fo:widows="2" fo:text-indent="0cm" style:auto-text-indent="false"/>
      <style:text-properties fo:font-variant="normal" fo:text-transform="none" style:font-name="Open Sans1" fo:font-size="11pt" fo:letter-spacing="normal" fo:font-style="normal" fo:font-weight="normal" style:font-name-asian="DejaVu Sans2" style:font-size-asian="11pt" style:font-name-complex="DejaVu Sans2" style:font-size-complex="11pt"/>
    </style:style>
    <style:style style:name="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T2" style:family="text">
      <style:text-properties fo:color="#555555"/>
    </style:style>
    <style:style style:name="T3" style:family="text">
      <style:text-properties fo:color="#96bf3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asian="DejaVu Sans2" style:font-name-complex="DejaVu Sans2"/>
    </style:style>
    <style:style style:name="T6" style:family="text">
      <style:text-properties style:font-name-asian="DejaVu Sans2" style:font-name-complex="DejaVu Sans2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variant="normal" fo:text-transform="none" style:font-name="Open Sans1" fo:font-size="11pt" fo:font-style="normal" fo:font-weight="bold" style:font-name-asian="DejaVu Sans2" style:font-size-asian="11pt" style:font-weight-asian="bold" style:font-name-complex="DejaVu Sans2" style:font-size-complex="11pt" style:font-weight-complex="bold"/>
    </style:style>
    <style:style style:name="T9" style:family="text">
      <style:text-properties fo:font-variant="normal" fo:text-transform="none" style:font-name="Open Sans1" fo:font-size="11pt" fo:font-style="normal" fo:font-weight="normal" style:font-name-asian="DejaVu Sans2" style:font-size-asian="11pt" style:font-name-complex="DejaVu Sans2" style:font-size-complex="11pt"/>
    </style:style>
    <style:style style:name="T10" style:family="text">
      <style:text-properties fo:font-variant="normal" fo:text-transform="none" fo:color="#000000" style:font-name="Open Sans2" fo:font-size="11pt" fo:letter-spacing="normal" fo:language="fr" fo:country="FR" fo:font-style="normal" fo:font-weight="normal" style:font-size-asian="11pt" style:font-size-complex="11p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 style:font-weight-asian="bold" style:font-weight-complex="bold"/>
    </style:style>
    <style:style style:name="T13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23cm"/>
      </text:list-level-style-bullet>
      <text:list-level-style-bullet text:level="2" text:style-name="Bullet_20_Symbols" style:num-suffix="." text:bullet-char="•">
        <style:list-level-properties text:space-before="1.67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8"><text:user-defined style:data-style-name="N0" text:name="Client">OC-Pizza</text:user-defined></text:p>
            <text:p text:style-name="P8"/>
            <text:p text:style-name="P8"><text:user-defined style:data-style-name="N0" text:name="Projet">Oc-Pizza Application web</text:user-defined></text:p>
            <text:p text:style-name="P6"/>
            <text:p text:style-name="P7"><text:title>Dossier de conception fonctionnelle</text:title></text:p>
            <text:p text:style-name="P6"/>
            <text:p text:style-name="P6">Version <text:user-defined style:data-style-name="N0" text:name="Version">1.0.0</text:user-defined></text:p>
          </table:table-cell>
        </table:table-row>
        <table:table-row table:style-name="Tableau12.2">
          <table:table-cell table:style-name="Tableau12.A1" office:value-type="string">
            <text:p text:style-name="P10">Auteur</text:p>
            <text:p text:style-name="P5"><text:user-defined style:data-style-name="N0" text:name="Auteur">Diego Patino</text:user-defined></text:p>
            <text:p text:style-name="P9"><text:user-defined style:data-style-name="N0" text:name="Auteur_Role">Chef  de Project</text:user-defined></text:p>
          </table:table-cell>
        </table:table-row>
      </table:table>
      <text:p text:style-name="P11"/>
      <text:p text:style-name="Standard"/>
      <text:p text:style-name="P3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6">1 -Versions<text:tab/>3</text:p>
          <text:p text:style-name="P36">2 -Introduction<text:tab/>4</text:p>
          <text:p text:style-name="P37">2.1 -Objet du document<text:tab/>4</text:p>
          <text:p text:style-name="P37">2.2 -Références<text:tab/>4</text:p>
          <text:p text:style-name="P37">2.3 -Besoin du client<text:tab/>4</text:p>
          <text:p text:style-name="P38">2.3.1 -Contexte<text:tab/>4</text:p>
          <text:p text:style-name="P38">2.3.2 -Enjeux et Objectifs<text:tab/>4</text:p>
          <text:p text:style-name="P36">3 -Description générale de la solution<text:tab/>5</text:p>
          <text:p text:style-name="P37">3.1 -Les principe de fonctionnement<text:tab/>5</text:p>
          <text:p text:style-name="P37">3.2 -Les acteurs<text:tab/>5</text:p>
          <text:p text:style-name="P37">3.3 -Les cas d’utilisation généraux<text:tab/>5</text:p>
          <text:p text:style-name="P36">4 -Le domaine fonctionnel<text:tab/>6</text:p>
          <text:p text:style-name="P37">4.1 -Référentiel<text:tab/>6</text:p>
          <text:p text:style-name="P38">4.1.1 -Règles de gestion<text:tab/>6</text:p>
          <text:p text:style-name="P37">4.2 -Package X<text:tab/>6</text:p>
          <text:p text:style-name="P36">5 -Les workflows<text:tab/>7</text:p>
          <text:p text:style-name="P37">5.1 -Le workflow XXX<text:tab/>7</text:p>
          <text:p text:style-name="P36">6 -Application Web<text:tab/>8</text:p>
          <text:p text:style-name="P37">6.1 -Les acteurs<text:tab/>8</text:p>
          <text:p text:style-name="P37">6.2 -Les cas d’utilisation<text:tab/>8</text:p>
          <text:p text:style-name="P37">6.3 -Les règles de gestion générales<text:tab/>8</text:p>
          <text:p text:style-name="P37">6.4 -Le workflow XXX<text:tab/>8</text:p>
          <text:p text:style-name="P36">7 -Composant XXX<text:tab/>9</text:p>
          <text:p text:style-name="P36">8 -Glossaire<text:tab/>10</text:p>
        </text:index-body>
      </text:table-of-content>
      <text:p text:style-name="P32"/>
      <text:p text:style-name="P32"/>
      <text:h text:style-name="P50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35">Auteur</text:p>
          </table:table-cell>
          <table:table-cell table:style-name="Tableau7.A1" office:value-type="string">
            <text:p text:style-name="P35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35">Version</text:p>
          </table:table-cell>
        </table:table-row>
        <table:table-row table:style-name="Tableau7.2">
          <table:table-cell table:style-name="Tableau7.A2" office:value-type="string">
            <text:p text:style-name="P19">Diego Patino</text:p>
          </table:table-cell>
          <table:table-cell table:style-name="Tableau7.B2" office:value-type="date" office:date-value="2019-12-11">
            <text:p text:style-name="P19">11/12/19</text:p>
          </table:table-cell>
          <table:table-cell table:style-name="Tableau7.A2" office:value-type="string">
            <text:p text:style-name="Table_20_Contents">Création du document</text:p>
          </table:table-cell>
          <table:table-cell table:style-name="Tableau7.D2" office:value-type="string">
            <text:p text:style-name="P19">1.0.0</text:p>
          </table:table-cell>
        </table:table-row>
        <table:table-row table:style-name="Tableau7.2">
          <table:table-cell table:style-name="Tableau7.A3" office:value-type="string">
            <text:p text:style-name="P19"/>
          </table:table-cell>
          <table:table-cell table:style-name="Tableau7.A3" office:value-type="string">
            <text:p text:style-name="P19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9"/>
          </table:table-cell>
        </table:table-row>
        <table:table-row table:style-name="Tableau7.2">
          <table:table-cell table:style-name="Tableau7.A3" office:value-type="string">
            <text:p text:style-name="P19"/>
          </table:table-cell>
          <table:table-cell table:style-name="Tableau7.A3" office:value-type="string">
            <text:p text:style-name="P19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9"/>
          </table:table-cell>
        </table:table-row>
        <table:table-row table:style-name="Tableau7.2">
          <table:table-cell table:style-name="Tableau7.A3" office:value-type="string">
            <text:p text:style-name="P19"/>
          </table:table-cell>
          <table:table-cell table:style-name="Tableau7.A3" office:value-type="string">
            <text:p text:style-name="P19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9"/>
          </table:table-cell>
        </table:table-row>
      </table:table>
      <text:p text:style-name="P33"/>
      <text:p text:style-name="P29"/>
      <text:h text:style-name="Heading_20_1" text:outline-level="1">Introduction</text:h>
      <text:h text:style-name="Heading_20_2" text:outline-level="2">Objet du document</text:h>
      <text:p text:style-name="Text_20_body">Le présent document constitue le dossier de conception fonctionnelle de l'application XXX…</text:p>
      <text:p text:style-name="Text_20_body">Objectif du document…</text:p>
      <text:p text:style-name="Text_20_body">Les éléments du présents dossiers découlent :</text:p>
      <text:list xml:id="list842919220856824271" text:style-name="L1">
        <text:list-item>
          <text:p text:style-name="P56">de …</text:p>
        </text:list-item>
        <text:list-item>
          <text:p text:style-name="P56">...</text:p>
        </text:list-item>
      </text:list>
      <text:h text:style-name="Heading_20_2" text:outline-level="2">Références</text:h>
      <text:p text:style-name="Text_20_body">Pour de plus amples informations, se référer également aux éléments suivants :</text:p>
      <text:list xml:id="list7943446474261493789" text:style-name="L2">
        <text:list-item>
          <text:p text:style-name="P57"><text:span text:style-name="T4">OC_PIZZAS</text:span> : Dossier de conception technique de l'application</text:p>
        </text:list-item>
        <text:list-item>
          <text:p text:style-name="P57"><text:span text:style-name="T4">OC_PIZZAS</text:span> : Dossier d'exploitation</text:p>
        </text:list-item>
      </text:list>
      <text:h text:style-name="P51" text:outline-level="2">Besoin du client</text:h>
      <text:h text:style-name="P53" text:outline-level="3">Contexte</text:h>
      <text:p text:style-name="P41"><text:span text:style-name="T8">OC-Pizza  </text:span><text:span text:style-name="T9">est un jeune groupe de pizzeria en plein essor et spécialisé dans les pizzas livrées ou à emporter. Il compte déjà 5 points de vente et prévoit d’en ouvrir au moins 3 de plus d’ici la fin de l’année. Un des responsables du groupe a pris contact avec nous afin de mettre en place un système informatique, déployé dans toutes ses pizzerias. </text:span></text:p>
      <text:p text:style-name="P63"/>
      <text:p text:style-name="P63"/>
      <text:p text:style-name="P63"/>
      <text:p text:style-name="P63"/>
      <text:p text:style-name="P63"/>
      <text:h text:style-name="P54" text:outline-level="3"><text:soft-page-break/>Enjeux et Objectifs</text:h>
      <text:p text:style-name="P64">Les Enjeux identifiés suite a l'analyse de la demande du client sont les suivants : </text:p>
      <text:list xml:id="list7713526717322496800" text:style-name="L3">
        <text:list-item>
          <text:p text:style-name="P69">Avoir plus d'efficacite dans la gestion des commandes, de leur réception à leur livraison en passant par leur préparation;</text:p>
        </text:list-item>
        <text:list-item>
          <text:p text:style-name="P69">Pouvoir suivre en temps réel les commandes passées et en préparation;</text:p>
        </text:list-item>
        <text:list-item>
          <text:p text:style-name="P69">Avoir un gestion en temps réel du stock d’ingrédients restants pour savoir quelles pizzas sont encore réalisables;</text:p>
        </text:list-item>
      </text:list>
      <text:p text:style-name="P68">Les objectifs <text:span text:style-name="T5"><text:s/>identifiés suite a l'analyse de la demande du client sont </text:span>e proposer un site Internet ergonomique et agreables aux clients pour qu'ils puissent:</text:p>
      <text:list xml:id="list1244295085574609816" text:style-name="L12">
        <text:list-item>
          <text:p text:style-name="P71">passer leurs commandes, en plus de la prise de commande par téléphone ou sur place,</text:p>
        </text:list-item>
        <text:list-item>
          <text:p text:style-name="P71">payer en ligne leur commande s’ils le souhaitent – sinon, ils paieront directement à la livraison</text:p>
        </text:list-item>
        <text:list-item>
          <text:p text:style-name="P71">modifier ou annuler leur commande tant que celle-ci n’a pas été préparée</text:p>
        </text:list-item>
      </text:list>
      <text:p text:style-name="P70"/>
      <text:p text:style-name="P70">Le site web doit aussi proposer une interface d'administration, propose aux employées pour qu'on poussi <text:s/>proposer un aide mémoire aux pizzaiolos indiquant la recette de chaque pizza.</text:p>
      <text:p text:style-name="P70">Avoir un affichage en temps reel de le status des commandes ainsi que la disponibilite des product en stock.</text:p>
      <text:p text:style-name="P79"/>
      <text:h text:style-name="Heading_20_1" text:outline-level="1"><text:span text:style-name="T5">Description </text:span>générale<text:span text:style-name="T5"> de la solution</text:span></text:h>
      <text:p text:style-name="P39">…</text:p>
      <text:h text:style-name="Heading_20_2" text:outline-level="2">Les principe de fonctionnement</text:h>
      <text:p text:style-name="P39">L'application OC-Pizzas, est descompose en trois sous-parties, chaqu'un avec des functions speciques, que seront utilises dans les diferents fonctionalites du site.</text:p>
      <text:list xml:id="list5306474274143599474" text:style-name="L13">
        <text:list-item>
          <text:p text:style-name="P66">Prise de Commande :</text:p>
          <text:p text:style-name="P66">Sur Le site web public, un client peut choisir un ou plusieurs elemens du menu proposés par OC-PIzzas, ensuite il peut replir les informations de livraison, dans cette etape le site peut poroposer au client la creation d'un compte client. </text:p>
          <text:p text:style-name="P66">Finalement il <text:s/>effectuer le payement de sa commande en ligne, ou il peut opter pour le payement sur place. Si le client posede un compte chez OC-PIZZA, il peut suivre en directe l'etat de sa commande, ainsi que consulter diverse information lies a son activite sur le site.</text:p>
        </text:list-item>
        <text:list-item>
          <text:p text:style-name="P66">Gestion et suivie de commande:</text:p>
          <text:p text:style-name="P66">Sur les Ecrans des Ordinateur des employes de magazin, la liste de commande est mise a jour constantement, </text:p>
          <text:p text:style-name="P66">Pour toute nouvelle commande , un employe doit se l'atribuer , et changer son status.</text:p>
          <text:p text:style-name="P66">Cela est valable , pour les preparateur, et pour le livreurs, et le assistant de clientele.</text:p>
        </text:list-item>
        <text:list-item>
          <text:p text:style-name="P66">Gestion de Stock et aide memoire :</text:p>
          <text:p text:style-name="P66">Pour les Gestionaires des point des ventes, l'interface d'administration affiche en directe l'etat des producit en stock, les informations de commands, et la disponibilites de employes.</text:p>
          <text:p text:style-name="P67"><text:span text:style-name="T5">Sur les Ecrans des Ordinateur des employes de magazin, <text:s/>sur la liste des commandes, il est possible d'acceder aux details de la commande, <text:s/>et donc d'avoir d'aides memoires pour la prepapration de pizzas, ainse que d'autres elements </text:span><text:bookmark text:name="firstHeading"/><text:span text:style-name="T10">essentielles au bon deroulelemt de la preparation de la commande.</text:span><text:span text:style-name="T5"> </text:span></text:p>
        </text:list-item>
      </text:list>
      <text:h text:style-name="Heading_20_2" text:outline-level="2"><text:soft-page-break/>Les acteurs</text:h>
      <text:p text:style-name="P43"><text:bookmark text:name="docs-internal-guid-f3b0596e-7fff-2cf0-ff21-cf6b96cabfb6"/><text:span text:style-name="T11">Les futures utilisateurs de la solution sont représentés par des Personas decrites dans le suivant tableau.</text:span></text:p>
      <text:p text:style-name="P43"><text:span text:style-name="T11"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4"><text:bookmark text:name="docs-internal-guid-df3f4161-7fff-b316-9066-4b2ed859efcd"/><text:span text:style-name="T13"><draw:frame draw:style-name="fr2" draw:name="images6" text:anchor-type="as-char" svg:width="6.001cm" svg:height="7.819cm" draw:z-index="5"><draw:image xlink:href="https://lh3.googleusercontent.com/TtaRHeR1HGHmBJliXTHUO35XTTbwU9wJX5k7Iv5W2l_Qga-p1RT4yCZxKEfefNScttjFr-RrAx9ORyIrFLxzyh7g4-GMSMKX53kOeFZZwYAMF-xbgYQIGPtV3G8IHjA4-JWxrpIX" xlink:type="simple" xlink:show="embed" xlink:actuate="onLoad"/></draw:frame></text:span> </text:p>
          </table:table-cell>
          <table:table-cell table:style-name="Tableau2.B1" office:value-type="string">
            <text:list xml:id="list4485243571936645911" text:style-name="L16">
              <text:list-item>
                <text:p text:style-name="P58"><text:bookmark text:name="docs-internal-guid-a0b2c475-7fff-d237-ab26-53191d571f43"/><text:span text:style-name="T4">Rôle</text:span> : Cliente, commande par téléphone , souvent pour chercher sur place;</text:p>
              </text:list-item>
              <text:list-item>
                <text:p text:style-name="P75"><text:span text:style-name="T12">Achats</text:span><text:span text:style-name="T11">: 1 à 2 fois par semaine, menu familial.</text:span></text:p>
              </text:list-item>
              <text:list-item>
                <text:p text:style-name="P75"><text:span text:style-name="T11">Attitudes : souvent pressée, modifie ses commande régulièrement, écoute.</text:span></text:p>
              </text:list-item>
              <text:list-item>
                <text:p text:style-name="P75"><text:span text:style-name="T12">Attentes</text:span><text:span text:style-name="T11"> : aime bien être,trouver sa commande a l’heure indiqué, ne pas attendre sur place, pouvoir payer rapidement.</text:span></text:p>
              </text:list-item>
              <text:list-item>
                <text:p text:style-name="P75"><text:span text:style-name="T12">Freins</text:span><text:span text:style-name="T11"> : ne pas être reçue rapidement au retaurant, commandes incomplètes;</text:span></text:p>
                <text:p text:style-name="P61"><text:line-break/></text:p>
              </text:list-item>
            </text:list>
          </table:table-cell>
        </table:table-row>
        <table:table-row table:style-name="Tableau2.2">
          <table:table-cell table:style-name="Tableau2.A2" office:value-type="string">
            <text:p text:style-name="P44"><text:bookmark text:name="docs-internal-guid-d5a5d841-7fff-cc0a-065e-8c4ecb4b1514"/><text:span text:style-name="T13"><draw:frame draw:style-name="fr2" draw:name="images5" text:anchor-type="as-char" svg:width="6.001cm" svg:height="7.579cm" draw:z-index="4"><draw:image xlink:href="https://lh6.googleusercontent.com/VHLGDyM5gVRWaFUMNZOYL6zQyxUqqIJVSQP7JZUwhr2NUu1xnEj0dXPugTavHbhjm_VRm11x7oNku41hQa8pej4DodaBoproFcI3q2KCIXp5t3X0yRwv0slqMpevIJiJGU0KOrBJ" xlink:type="simple" xlink:show="embed" xlink:actuate="onLoad"/></draw:frame></text:span> </text:p>
            <text:p text:style-name="P21"/>
          </table:table-cell>
          <table:table-cell table:style-name="Tableau2.B2" office:value-type="string">
            <text:list xml:id="list5138102095463068919" text:style-name="L17">
              <text:list-item>
                <text:p text:style-name="P62"><text:bookmark text:name="docs-internal-guid-88719a1d-7fff-e980-5565-5e6257614e3b"/><text:span text:style-name="T12">Rôle</text:span><text:span text:style-name="T11"> : Client, commande via le site pour livraison a domicile</text:span></text:p>
              </text:list-item>
              <text:list-item>
                <text:p text:style-name="P76"><text:span text:style-name="T12">Achats</text:span><text:span text:style-name="T11">: 1 à 3 fois par semaine,souvent le week-end. commande 2 à trois pizzas.</text:span></text:p>
              </text:list-item>
              <text:list-item>
                <text:p text:style-name="P72"><text:span text:style-name="T4">Attitudes</text:span> : très organisé, recettes modifiées dans les commandes, paye en ligne</text:p>
              </text:list-item>
              <text:list-item>
                <text:p text:style-name="P76"><text:span text:style-name="T12">Attentes</text:span><text:span text:style-name="T11"> : être livré rapidement, recevoir les pizzas chaudes</text:span></text:p>
              </text:list-item>
              <text:list-item>
                <text:p text:style-name="P76"><text:span text:style-name="T12">Freins</text:span><text:span text:style-name="T11"> : ne pas être livré à temps, commandes incomplètes, livraison très longue</text:span></text:p>
              </text:list-item>
            </text:list>
            <text:p text:style-name="Text_20_body"><text:line-break/></text:p>
          </table:table-cell>
        </table:table-row>
        <text:soft-page-break/>
        <table:table-row>
          <table:table-cell table:style-name="Tableau2.A2" office:value-type="string">
            <text:p text:style-name="P44"><text:bookmark text:name="docs-internal-guid-3d1c52cf-7fff-9bd0-bf7f-557844202132"/><text:span text:style-name="T13"><draw:frame draw:style-name="fr2" draw:name="images4" text:anchor-type="as-char" svg:width="6.001cm" svg:height="7.819cm" draw:z-index="3"><draw:image xlink:href="https://lh6.googleusercontent.com/L4xOF4AjO5IfKXiIC0riQhEm8UagJhAf-seHY0ojsrxRTLNmfOMJJMb73tYEDKgQWHf3uVKtxfUNAHHxlha0t2iplcne0bfl2xTHaeJVDrtTH4-xsamTX2zrfXIRj2yQFhuoAeNi" xlink:type="simple" xlink:show="embed" xlink:actuate="onLoad"/></draw:frame></text:span> </text:p>
            <text:p text:style-name="P21"/>
          </table:table-cell>
          <table:table-cell table:style-name="Tableau2.B2" office:value-type="string">
            <text:list xml:id="list179686830999385964" text:style-name="L19">
              <text:list-item>
                <text:p text:style-name="P59"><text:bookmark text:name="docs-internal-guid-af7a81ba-7fff-bb4d-521a-98fcd1f318ce"/><text:span text:style-name="T4">Rôle</text:span> : Gérant d’un Restaurant</text:p>
              </text:list-item>
              <text:list-item>
                <text:p text:style-name="P77"><text:span text:style-name="T12">Attitudes</text:span><text:span text:style-name="T11"> : très organisé, très attentif au confort des clients, exigeant vis à vis des employés</text:span></text:p>
              </text:list-item>
              <text:list-item>
                <text:p text:style-name="P77"><text:span text:style-name="T12">Attentes</text:span><text:span text:style-name="T11"> : gérer très facilement les status de commande, pouvoir anticiper les problèmes de stock, être réactif aux problèmes liés aux commandes</text:span></text:p>
              </text:list-item>
              <text:list-item>
                <text:p text:style-name="P73"><text:span text:style-name="T4">Freins</text:span> : bugs informatiques</text:p>
              </text:list-item>
            </text:list>
            <text:p text:style-name="Text_20_body"><text:line-break/></text:p>
          </table:table-cell>
        </table:table-row>
        <table:table-row>
          <table:table-cell table:style-name="Tableau2.A2" office:value-type="string">
            <text:p text:style-name="P44"><text:bookmark text:name="docs-internal-guid-c0cf7855-7fff-65bd-b1b5-d91231d19db5"/><text:span text:style-name="T13"><draw:frame draw:style-name="fr2" draw:name="images3" text:anchor-type="as-char" svg:width="6.001cm" svg:height="7.819cm" draw:z-index="2"><draw:image xlink:href="https://lh4.googleusercontent.com/_9WReGRk6LmTZZpy-LgX77GQIeQ8JoBM_FtQeje_ZYGdJKMcxKiFNFO83s8ddfF_46QDiXezKoKnOgWXttAVkQtaPRAtDYtf11fmNYLbEaK92R2fUqobmoTnb7xU2a7IXTZTdRPR" xlink:type="simple" xlink:show="embed" xlink:actuate="onLoad"/></draw:frame></text:span> </text:p>
            <text:p text:style-name="P21"/>
          </table:table-cell>
          <table:table-cell table:style-name="Tableau2.B2" office:value-type="string">
            <text:p text:style-name="P44"><text:bookmark text:name="docs-internal-guid-194b83ee-7fff-7f86-71b3-0b5d0d47b376"/></text:p>
            <text:list xml:id="list576664562789599699" text:style-name="L20">
              <text:list-item>
                <text:p text:style-name="P78"><text:span text:style-name="T12">Rôle</text:span><text:span text:style-name="T11"> : Préparateur ou livreur</text:span></text:p>
              </text:list-item>
              <text:list-item>
                <text:p text:style-name="P74">Attitudes : aime le travail bien fait, connecté tout le temps, </text:p>
              </text:list-item>
              <text:list-item>
                <text:p text:style-name="P78"><text:span text:style-name="T12">Attentes</text:span><text:span text:style-name="T11"> : savoir ce qu’il faut faire assez rapidement, trouver des informations d’une commande en un clin d’oeil.</text:span></text:p>
              </text:list-item>
              <text:list-item>
                <text:p text:style-name="P78"><text:span text:style-name="T12">Freins</text:span><text:span text:style-name="T11"> : commandes mal décrites, problèmes d’adresse de livraison, site web non responsive.</text:span></text:p>
              </text:list-item>
            </text:list>
            <text:p text:style-name="P21"/>
          </table:table-cell>
        </table:table-row>
      </table:table>
      <text:p text:style-name="Text_20_body"/>
      <text:h text:style-name="P52" text:outline-level="2"><text:span text:style-name="T5">Les c</text:span><text:span text:style-name="T5">as d’utilisation </text:span><text:span text:style-name="T5">généraux</text:span></text:h>
      <text:p text:style-name="P40">Diagramme UML des cas d’utiliation généraux.<text:line-break/><text:span text:style-name="T7">Ne pas détailler.<text:line-break/>Ex : faire un seul cas d’utilisation “Gestion des catégories” au lieu de “Ajouter une catégorie”, “</text:span><text:span text:style-name="T7">S</text:span><text:span text:style-name="T7">upprimer </text:span><text:span text:style-name="T7">une catégorie”</text:span><text:span text:style-name="T7">...</text:span></text:p>
      <text:h text:style-name="P49" text:outline-level="1">Le domaine fonctionnel</text:h>
      <text:h text:style-name="Heading_20_2" text:outline-level="2">Référentiel</text:h>
      <text:p text:style-name="P40">Diagramme UML de classes</text:p>
      <text:p text:style-name="Text_20_body">Explications…</text:p>
      <text:h text:style-name="P55" text:outline-level="3">Règles de gestion</text:h>
      <text:h text:style-name="Heading_20_2" text:outline-level="2"><text:span text:style-name="T5">P</text:span><text:span text:style-name="T5">ackage X</text:span></text:h>
      <text:p text:style-name="P30">…</text:p>
      <text:p text:style-name="P30"/>
      <text:h text:style-name="Heading_20_1" text:outline-level="1">Les workflows</text:h>
      <text:h text:style-name="Heading_20_2" text:outline-level="2">Le workflow XXX</text:h>
      <text:p text:style-name="Text_20_body">...</text:p>
      <text:h text:style-name="Heading_20_1" text:outline-level="1">Application Web</text:h>
      <text:p text:style-name="P30">Introduction, objectifs...</text:p>
      <text:p text:style-name="P30"/>
      <text:h text:style-name="Heading_20_2" text:outline-level="2">Les acteurs</text:h>
      <text:p text:style-name="Text_20_body"/>
      <text:h text:style-name="Heading_20_2" text:outline-level="2">Les cas d’utilisation</text:h>
      <text:p text:style-name="P31">Diagramme UML de cas d’utilisation</text:p>
      <text:h text:style-name="Heading_20_3" text:outline-level="3">Package A</text:h>
      <text:h text:style-name="Heading_20_4" text:outline-level="4">UC1 – Cas d’utilisation X</text:h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Standard">Identifiant</text:p>
          </table:table-cell>
          <table:table-cell table:style-name="Tableau3.B1" office:value-type="string">
            <text:p text:style-name="Table_20_Contents">UC1 – Xxxx</text:p>
          </table:table-cell>
        </table:table-row>
        <table:table-row table:style-name="Tableau3.1">
          <table:table-cell table:style-name="Tableau3.A2" office:value-type="string">
            <text:p text:style-name="Standard">Description</text:p>
          </table:table-cell>
          <table:table-cell table:style-name="Tableau3.B2" office:value-type="string">
            <text:p text:style-name="P22"/>
          </table:table-cell>
        </table:table-row>
        <table:table-row table:style-name="Tableau3.1">
          <table:table-cell table:style-name="Tableau3.A2" office:value-type="string">
            <text:p text:style-name="Standard">Pré-conditions</text:p>
          </table:table-cell>
          <table:table-cell table:style-name="Tableau3.B2" office:value-type="string">
            <text:list xml:id="list2348923721266698636" text:style-name="L6">
              <text:list-item>
                <text:p text:style-name="P42"/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Données en entrée</text:p>
          </table:table-cell>
          <table:table-cell table:style-name="Tableau3.B2" office:value-type="string">
            <text:list xml:id="list5335593675788816788" text:style-name="L7">
              <text:list-item>
                <text:p text:style-name="P45"/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Scénario nominal</text:p>
          </table:table-cell>
          <table:table-cell table:style-name="Tableau3.B2" office:value-type="string">
            <text:list xml:id="list1704528618725430116" text:style-name="L8">
              <text:list-item>
                <text:p text:style-name="P46">…</text:p>
              </text:list-item>
              <text:list-item>
                <text:p text:style-name="P46">...</text:p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Résultat</text:p>
          </table:table-cell>
          <table:table-cell table:style-name="Tableau3.B2" office:value-type="string">
            <text:p text:style-name="Table_20_Contents"/>
          </table:table-cell>
        </table:table-row>
        <table:table-row table:style-name="Tableau3.1">
          <table:table-cell table:style-name="Tableau3.A2" office:value-type="string">
            <text:p text:style-name="Standard">Erreurs</text:p>
          </table:table-cell>
          <table:table-cell table:style-name="Tableau3.B2" office:value-type="string">
            <text:list xml:id="list2011131395769085278" text:style-name="L9">
              <text:list-item>
                <text:p text:style-name="P47"/>
              </text:list-item>
            </text:list>
          </table:table-cell>
        </table:table-row>
      </table:table>
      <text:h text:style-name="Heading_20_5" text:outline-level="5">Scénario alternatif : Xxxxx</text:h>
      <text:list xml:id="list2233868335639697541" text:style-name="L10">
        <text:list-item>
          <text:p text:style-name="P60"/>
        </text:list-item>
      </text:list>
      <text:h text:style-name="Heading_20_4" text:outline-level="4">Cas d’utilisation Y</text:h>
      <text:p text:style-name="Text_20_body">...</text:p>
      <text:h text:style-name="Heading_20_3" text:outline-level="3">Package B</text:h>
      <text:p text:style-name="Text_20_body">...</text:p>
      <text:h text:style-name="Heading_20_2" text:outline-level="2">Les règles de gestion générales</text:h>
      <text:p text:style-name="Text_20_body"/>
      <text:h text:style-name="Heading_20_2" text:outline-level="2"><text:soft-page-break/>Le workflow XXX</text:h>
      <text:p text:style-name="Text_20_body"/>
      <text:h text:style-name="Heading_20_1" text:outline-level="1">Application XXX</text:h>
      <text:p text:style-name="Text_20_body">...</text:p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0"/>
          </table:table-cell>
          <table:table-cell table:style-name="Tableau1.B1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Linux Libertine" svg:font-family="'Linux Libertine', Georgia, Times, serif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Open Sans1" svg:font-family="'Open Sans'" style:font-family-generic="swiss" style:font-pitch="variable"/>
    <style:font-face style:name="Open Sans2" svg:font-family="'Open Sans'" style:font-adornments="Italic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.212cm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style:paragraph-properties loext:contextual-spacing="false" fo:margin-top="1.91cm" fo:margin-bottom="0cm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Harabara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cm" fo:margin-bottom="0.21cm" style:page-number="auto" fo:break-before="page" fo:background-color="#808080" fo:padding="0.049cm" fo:border="0.009cm solid #666666" style:shadow="none" style:writing-mode="page">
        <style:background-image/>
      </style:paragraph-properties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loext:contextual-spacing="false" fo:margin-top="0.319cm" fo:margin-bottom="0.21cm" style:page-number="auto" fo:background-color="#c0c0c0" fo:padding="0.049cm" fo:border="0.009cm solid #c0c0c0" style:shadow="none" fo:keep-with-next="always" style:writing-mode="page">
        <style:background-image/>
      </style:paragraph-properties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loext:contextual-spacing="false" fo:margin-left="0cm" fo:margin-right="0cm" fo:margin-top="0.621cm" fo:margin-bottom="0.21cm" fo:text-indent="0cm" style:auto-text-indent="false" style:page-number="auto" fo:background-color="transparent" style:shadow="none" style:writing-mode="page">
        <style:tab-stops/>
        <style:background-image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loext:contextual-spacing="false" fo:margin-left="0cm" fo:margin-right="0cm" fo:margin-top="0cm" fo:margin-bottom="0.499cm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style:paragraph-properties loext:contextual-spacing="false" fo:margin-left="1.524cm" fo:margin-right="0cm" fo:margin-top="0.423cm" fo:margin-bottom="0.106cm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loext:contextual-spacing="false" fo:margin-top="0cm" fo:margin-bottom="0cm" fo:line-height="150%"/>
      <style:text-properties style:font-name="Droid Sans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 fo:background-color="transparent" style:shadow="none" style:writing-mode="page">
        <style:tab-stops>
          <style:tab-stop style:position="2cm"/>
        </style:tab-stops>
        <style:background-image/>
      </style:paragraph-properties>
      <style:text-properties fo:font-size="12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loext:contextual-spacing="false" fo:margin-top="0cm" fo:margin-bottom="0.101cm" style:page-number="auto"/>
      <style:text-properties fo:color="#666666" style:font-name="Droid Sans Mono" fo:font-size="9pt" style:font-size-asian="10.5pt"/>
    </style:style>
    <style:style style:name="Balise" style:family="paragraph" style:parent-style-name="Text_20_body" style:class="text">
      <style:paragraph-properties loext:contextual-spacing="false" fo:margin-top="0cm" fo:margin-bottom="0cm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size="12pt" style:font-name-asian="Helvetica 45 Light" style:font-size-asian="12pt" style:font-name-complex="Helvetica 45 Light" style:font-size-complex="12pt"/>
    </style:style>
    <style:style style:name="Table" style:family="paragraph" style:parent-style-name="Caption" style:class="extra">
      <style:text-properties style:font-name="Droid Sans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size="11pt" fo:font-style="italic" style:font-size-asian="11pt" style:font-style-asian="italic" style:font-name-complex="Arial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loext:contextual-spacing="false" fo:margin-left="1.27cm" fo:margin-right="0cm" fo:margin-top="0cm" fo:margin-bottom="0cm" fo:text-indent="-0.635cm" style:auto-text-indent="false"/>
    </style:style>
    <style:style style:name="List_20_2_20_Cont." style:display-name="List 2 Cont." style:family="paragraph" style:parent-style-name="List" style:class="list">
      <style:paragraph-properties loext:contextual-spacing="false"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loext:contextual-spacing="false" fo:margin-left="1.27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loext:contextual-spacing="false" fo:margin-left="1.905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loext:contextual-spacing="false" fo:margin-left="1.905cm" fo:margin-right="0cm" fo:margin-top="0cm" fo:margin-bottom="0.212cm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loext:contextual-spacing="false" fo:margin-left="1.27cm" fo:margin-right="0cm" fo:margin-top="0.423cm" fo:margin-bottom="0.212cm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loext:contextual-spacing="false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size="10pt"/>
    </style:style>
    <style:style style:name="Contents_20_5" style:display-name="Contents 5" style:family="paragraph" style:parent-style-name="Index" style:class="index">
      <style:paragraph-properties loext:contextual-spacing="false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loext:contextual-spacing="false" fo:margin-top="0.106cm" fo:margin-bottom="0.106cm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loext:contextual-spacing="false" fo:margin-top="0.106cm" fo:margin-bottom="0.106cm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loext:contextual-spacing="false" fo:margin-top="0.106cm" fo:margin-bottom="0.106cm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style:paragraph-properties fo:background-color="transparent" style:writing-mode="page">
        <style:background-image/>
      </style:paragraph-properties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Helvetica 55 Roman" style:font-name-asian="Times New Roman" style:font-name-complex="Times New Roman"/>
    </style:style>
    <style:style style:name="WW8Num3z1" style:family="text">
      <style:text-properties fo:color="#ff6600" style:font-name="Courier New1" style:font-name-complex="Courier New1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02cm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MP7" style:family="paragraph" style:parent-style-name="Frame_20_contents">
      <style:paragraph-properties fo:text-align="end" style:justify-single-word="false"/>
    </style:style>
    <style:style style:name="MP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MP9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1" fo:font-size="8pt" fo:font-style="normal" style:font-size-asian="8pt" style:font-style-asian="normal" style:font-size-complex="8pt" style:font-style-complex="normal"/>
    </style:style>
    <style:style style:name="MP10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MP11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12" style:family="paragraph" style:parent-style-name="Standard">
      <style:text-properties fo:font-size="2pt" style:font-size-asian="1.75pt" style:font-size-complex="2pt"/>
    </style:style>
    <style:style style:name="MP13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4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MP15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MP16" style:family="paragraph" style:parent-style-name="Table_20_Contents">
      <style:text-properties style:font-name="DejaVu Sans1" fo:font-size="10pt" style:font-size-asian="10pt" style:font-size-complex="10pt"/>
    </style:style>
    <style:style style:name="MP17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MT2" style:family="text">
      <style:text-properties fo:color="#555555"/>
    </style:style>
    <style:style style:name="MT3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Doprr-App</text:user-defined></text:p>
            </table:table-cell>
            <table:table-cell table:style-name="Tableau6.B1" office:value-type="string">
              <text:p text:style-name="MP2"><text:user-defined style:data-style-name="N0" text:name="Client">OC-Pizza</text:user-defined></text:p>
              <text:p text:style-name="MP3"><text:user-defined style:data-style-name="N0" text:name="Projet">Oc-Pizza Application web</text:user-defined></text:p>
              <text:p text:style-name="MP4"><text:title>Dossier de conception fonctionnelle</text:title></text:p>
            </table:table-cell>
            <table:table-cell table:style-name="Tableau6.B1" office:value-type="string">
              <text:p text:style-name="MP5">Version : <text:user-defined style:data-style-name="N0" text:name="Version">1.0.0</text:user-defined></text:p>
              <text:p text:style-name="MP5">Date : <text:user-defined style:data-style-name="N36" text:name="Version_Date">08/01/2018</text:user-defined></text:p>
              <text:p text:style-name="MP5">Page : <text:page-number text:select-page="current">14</text:page-number> / <text:page-count>14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draw:frame draw:style-name="Mfr1" draw:name="images1" text:anchor-type="paragraph" svg:x="-0.026cm" svg:y="-0.023cm" svg:width="2.392cm" svg:height="1.106cm" draw:z-index="0"><draw:image xlink:href="Pictures/100000000000007B0000003DA98BD5CC.jpg" xlink:type="simple" xlink:show="embed" xlink:actuate="onLoad"/></draw:frame></text:p>
            </table:table-cell>
            <table:table-cell table:style-name="Tableau4.A1" office:value-type="string">
              <text:p text:style-name="MP7"><draw:frame draw:style-name="Mfr1" draw:name="images2" text:anchor-type="paragraph" svg:x="5.54cm" svg:y="0cm" svg:width="2.775cm" svg:height="0.986cm" draw:z-index="1"><draw:image xlink:href="Pictures/100000000000007B0000003DD4E84645.jp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8"><text:user-defined style:data-style-name="N0" text:name="Entreprise">Doprr-App</text:user-defined></text:p>
            </table:table-cell>
            <table:table-cell table:style-name="Tableau5.A1" office:value-type="string">
              <text:p text:style-name="MP9"><text:span text:style-name="MT1">&lt;AdresseEntreprise&gt; – &lt;Téléphone&gt; – &lt;</text:span><text:span text:style-name="MT1">E</text:span><text:span text:style-name="MT1">mail&gt;</text:span></text:p>
            </table:table-cell>
          </table:table-row>
          <table:table-row table:style-name="Tableau5.2">
            <table:table-cell table:style-name="Tableau5.A1" office:value-type="string">
              <text:p text:style-name="MP10">&lt;siteWebEntreprise&gt;</text:p>
            </table:table-cell>
            <table:table-cell table:style-name="Tableau5.A1" office:value-type="string">
              <text:p text:style-name="MP11">S.A.R.L. au capital de 1 000,00 € enregistrée au RCS de Xxxx – SIREN 999 999 999 – Code APE : 6202A</text:p>
            </table:table-cell>
          </table:table-row>
        </table:table>
        <text:p text:style-name="MP12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3"><text:span text:style-name="MT2">open</text:span><text:span text:style-name="MT3">run</text:span></text:p>
            </table:table-cell>
            <table:table-cell table:style-name="Tableau9.B1" office:value-type="string">
              <text:p text:style-name="MP14">ORANGE</text:p>
              <text:p text:style-name="MP15">Proposition commerciale BDPV</text:p>
            </table:table-cell>
            <table:table-cell table:style-name="Tableau9.A1" office:value-type="string">
              <text:p text:style-name="MP16">Ref : PR2011-0016</text:p>
              <text:p text:style-name="MP16">Date : 14/03/2012</text:p>
              <text:p text:style-name="MP16">Page : <text:page-number text:select-page="current">13</text:page-number> / <text:page-count>14</text:page-count> </text:p>
            </table:table-cell>
          </table:table-row>
        </table:table>
        <text:p text:style-name="MP1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4T14:29:45.35</meta:creation-date>
    <meta:editing-duration>P0D</meta:editing-duration>
    <meta:editing-cycles>1</meta:editing-cycles>
    <meta:generator>OpenOffice/4.1.3$Win32 OpenOffice.org_project/413m1$Build-9783</meta:generator>
    <dc:title>Dossier de conception fonctionnelle</dc:title>
    <meta:document-statistic meta:table-count="9" meta:image-count="6" meta:object-count="0" meta:page-count="14" meta:paragraph-count="163" meta:word-count="1191" meta:character-count="6980"/>
    <meta:user-defined meta:name="Auteur">Diego Patino</meta:user-defined>
    <meta:user-defined meta:name="Auteur_Role">Chef  de Project</meta:user-defined>
    <meta:user-defined meta:name="Client">OC-Pizza</meta:user-defined>
    <meta:user-defined meta:name="Entreprise">Doprr-App</meta:user-defined>
    <meta:user-defined meta:name="Projet" meta:value-type="string">Oc-Pizza Application web</meta:user-defined>
    <meta:user-defined meta:name="Version" meta:value-type="string">1.0.0</meta:user-defined>
    <meta:user-defined meta:name="Version_Date" meta:value-type="date">2018-01-08</meta:user-defined>
  </office:meta>
</office:document-meta>
</file>